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152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<text:span text:style-name="T6">10</text:span></text:p>
      <text:p text:style-name="Standard">Тема: Составление программ с применением множеств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p>
      <text:p text:style-name="Standard">Постановка задачи:</text:p>
      <text:p text:style-name="Standard">Имеется список студентов группы, в котором все имена различны. Определить, есть ли в группе студент, который побывал в гостях у всех студентов. (Для каждого студента составить список из множества побывавших у него в гостях друзей, причем хозяина в этот список не включать).</text:p>
      <text:p text:style-name="Standard">Тип алгоритма: <text:s/><text:span text:style-name="T6">условный.</text:span></text:p>
      <text:p text:style-name="Standard">Текст программы:</text:p>
      <text:p text:style-name="P1"><text:span text:style-name="T1"># Имеется список студентов группы, в котором все имена различны. Определить, есть ли в</text:span><text:line-break/><text:span text:style-name="T1"># группе студент, который побывал в гостях у всех студентов. (Для каждого студента</text:span><text:line-break/><text:span text:style-name="T1"># составить список из множества побывавших у него в гостях друзей, причем хозяина в этот</text:span><text:line-break/><text:span text:style-name="T1"># список не включать).</text:span><text:line-break/><text:span text:style-name="T2">Oleg = {</text:span><text:span text:style-name="T3">'Irina'</text:span><text:span text:style-name="T2">}</text:span><text:line-break/><text:span text:style-name="T2">Irina = {</text:span><text:span text:style-name="T3">'Olga'</text:span><text:span text:style-name="T2">}</text:span><text:line-break/><text:span text:style-name="T2">Olga ={</text:span><text:span text:style-name="T3">'Irina'</text:span><text:span text:style-name="T4">,</text:span><text:span text:style-name="T3">'Oleg'</text:span><text:span text:style-name="T2">}</text:span><text:line-break/><text:span text:style-name="T4">if </text:span><text:span text:style-name="T2">Oleg&amp;Olga != </text:span><text:span text:style-name="T5">set</text:span><text:span text:style-name="T2">():</text:span><text:line-break/><text:span text:style-name="T2"> <text:s text:c="3"/></text:span><text:span text:style-name="T5">print</text:span><text:span text:style-name="T2">(</text:span><text:span text:style-name="T3">'У всех в гостях был:'</text:span><text:span text:style-name="T4">, </text:span><text:span text:style-name="T2">Oleg&amp;Olga)</text:span><text:line-break/><text:span text:style-name="T4">if </text:span><text:span text:style-name="T2">Oleg&amp;Irina != </text:span><text:span text:style-name="T5">set</text:span><text:span text:style-name="T2">():</text:span><text:line-break/><text:span text:style-name="T2"> <text:s text:c="3"/></text:span><text:span text:style-name="T5">print</text:span><text:span text:style-name="T2">(</text:span><text:span text:style-name="T3">'У всех в гостях был:'</text:span><text:span text:style-name="T4">, </text:span><text:span text:style-name="T2">Oleg&amp;Irina)</text:span><text:line-break/><text:span text:style-name="T4">if </text:span><text:span text:style-name="T2">Irina&amp;Olga != </text:span><text:span text:style-name="T5">set</text:span><text:span text:style-name="T2">():</text:span><text:line-break/><text:span text:style-name="T2"> <text:s text:c="3"/></text:span><text:span text:style-name="T5">print</text:span><text:span text:style-name="T2">(</text:span><text:span text:style-name="T3">'У всех в гостях был:'</text:span><text:span text:style-name="T4">, </text:span><text:span text:style-name="T2">Irina&amp;Olga)</text:span></text:p>
      <text:p text:style-name="Standard"/>
      <text:p text:style-name="Standard">Протокол работы программы:</text:p>
      <text:p text:style-name="Standard">У всех в гостях был: {'Irina'}</text:p>
      <text:p text:style-name="Standard"/>
      <text:p text:style-name="Standard">Process finished with exit code 0</text:p>
      <text:p text:style-name="Standard"/>
      <text:p text:style-name="Standard">Вывод: в процессе выполнения практического занятия выработала навыки cоставление программ с <text:span text:style-name="T6">множествами </text:span>в IDE PyCharm Community. 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20T14:33:28.696222677</dc:date>
    <meta:editing-cycles>2</meta:editing-cycles>
    <meta:editing-duration>PT3M57S</meta:editing-duration>
    <meta:document-statistic meta:table-count="0" meta:image-count="0" meta:object-count="0" meta:page-count="1" meta:paragraph-count="13" meta:word-count="213" meta:character-count="1500" meta:non-whitespace-character-count="1286"/>
    <meta:user-defined meta:name="Поле 1"/>
    <meta:user-defined meta:name="Поле 2"/>
    <meta:user-defined meta:name="Поле 3"/>
    <meta:user-defined meta:name="Поле 4"/>
  </office:meta>
</office:document-meta>
</file>